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</office:font-face-decls>
  <office:automatic-styles>
    <style:style style:name="P1" style:family="paragraph" style:parent-style-name="Heading_20_1">
      <style:text-properties style:font-name="Noto Sans CJK TC" fo:font-size="11pt" fo:font-weight="normal" officeooo:paragraph-rsid="0031c9b1" style:font-name-asian="Noto Sans CJK TC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Noto Sans CJK TC" fo:font-size="11pt" style:text-underline-style="solid" style:text-underline-width="auto" style:text-underline-color="font-color" officeooo:paragraph-rsid="0004d9a6" style:font-name-asian="Noto Sans CJK TC" style:font-size-asian="11pt" style:font-size-complex="11pt"/>
    </style:style>
    <style:style style:name="P3" style:family="paragraph" style:parent-style-name="Standard">
      <style:text-properties style:font-name="Noto Sans CJK TC" fo:font-size="11pt" officeooo:paragraph-rsid="0004d9a6" style:font-name-asian="Noto Sans CJK TC" style:font-size-asian="11pt" style:font-size-complex="11pt"/>
    </style:style>
    <style:style style:name="P4" style:family="paragraph" style:parent-style-name="Standard">
      <style:text-properties style:font-name="Noto Sans CJK TC" fo:font-size="11pt" officeooo:paragraph-rsid="00046d47" style:font-name-asian="Noto Sans CJK TC" style:font-size-asian="11pt" style:font-size-complex="11pt"/>
    </style:style>
    <style:style style:name="P5" style:family="paragraph" style:parent-style-name="Standard">
      <style:text-properties style:font-name="Noto Sans CJK TC" fo:font-size="11pt" officeooo:paragraph-rsid="00264eb4" style:font-name-asian="Noto Sans CJK TC" style:font-size-asian="11pt" style:font-size-complex="11pt"/>
    </style:style>
    <style:style style:name="P6" style:family="paragraph" style:parent-style-name="Standard">
      <style:text-properties style:font-name="Noto Sans CJK TC" fo:font-size="11pt" officeooo:paragraph-rsid="005a0732" style:font-name-asian="Noto Sans CJK TC" style:font-size-asian="11pt" style:font-size-complex="11pt"/>
    </style:style>
    <style:style style:name="P7" style:family="paragraph" style:parent-style-name="Standard">
      <style:text-properties style:font-name="Noto Sans CJK TC" fo:font-size="11pt" officeooo:paragraph-rsid="003c2289" style:font-name-asian="Noto Sans CJK TC" style:font-size-asian="11pt" style:font-size-complex="11pt"/>
    </style:style>
    <style:style style:name="P8" style:family="paragraph" style:parent-style-name="Standard">
      <style:text-properties style:font-name="Noto Sans CJK TC" fo:font-size="11pt" officeooo:paragraph-rsid="0048df6a" style:font-name-asian="Noto Sans CJK TC" style:font-size-asian="11pt" style:font-size-complex="11pt"/>
    </style:style>
    <style:style style:name="P9" style:family="paragraph" style:parent-style-name="Standard">
      <style:text-properties style:font-name="Noto Sans CJK TC" fo:font-size="11pt" officeooo:paragraph-rsid="00083bbb" style:font-name-asian="Noto Sans CJK TC" style:font-size-asian="11pt" style:font-size-complex="11pt"/>
    </style:style>
    <style:style style:name="P10" style:family="paragraph" style:parent-style-name="Standard">
      <style:text-properties style:font-name="Noto Sans CJK TC" fo:font-size="11pt" officeooo:paragraph-rsid="005c2fac" style:font-name-asian="Noto Sans CJK TC" style:font-size-asian="11pt" style:font-size-complex="11pt"/>
    </style:style>
    <style:style style:name="P11" style:family="paragraph" style:parent-style-name="Standard">
      <style:text-properties fo:font-size="11pt" officeooo:paragraph-rsid="005de66c" style:font-size-asian="11pt" style:font-size-complex="11pt"/>
    </style:style>
    <style:style style:name="P12" style:family="paragraph" style:parent-style-name="Standard">
      <style:text-properties fo:font-size="11pt" officeooo:paragraph-rsid="0048df6a" style:font-size-asian="11pt" style:font-size-complex="11pt"/>
    </style:style>
    <style:style style:name="P13" style:family="paragraph" style:parent-style-name="Standard">
      <style:text-properties fo:font-size="11pt" officeooo:paragraph-rsid="004f35ad" style:font-size-asian="11pt" style:font-size-complex="11pt"/>
    </style:style>
    <style:style style:name="P14" style:family="paragraph" style:parent-style-name="Standard">
      <style:text-properties style:font-name="Noto Sans CJK TC" fo:font-size="11pt" style:text-underline-style="solid" style:text-underline-width="auto" style:text-underline-color="font-color" officeooo:paragraph-rsid="0004d9a6" style:font-name-asian="Noto Sans CJK TC" style:font-size-asian="11pt" style:font-size-complex="11pt"/>
    </style:style>
    <style:style style:name="T1" style:family="text">
      <style:text-properties officeooo:rsid="00046d47"/>
    </style:style>
    <style:style style:name="T2" style:family="text">
      <style:text-properties style:text-underline-style="none"/>
    </style:style>
    <style:style style:name="T3" style:family="text">
      <style:text-properties officeooo:rsid="0034e3c7"/>
    </style:style>
    <style:style style:name="T4" style:family="text">
      <style:text-properties style:font-name="Noto Sans CJK TC" style:font-name-asian="Noto Sans CJK TC"/>
    </style:style>
    <style:style style:name="T5" style:family="text">
      <style:text-properties style:font-name="Noto Sans CJK TC" officeooo:rsid="005de66c" style:font-name-asian="Noto Sans CJK TC"/>
    </style:style>
    <style:style style:name="T6" style:family="text">
      <style:text-properties style:font-name="Noto Sans CJK TC" officeooo:rsid="001feb09" style:font-name-asian="Noto Sans CJK TC"/>
    </style:style>
    <style:style style:name="T7" style:family="text">
      <style:text-properties style:font-name="Noto Sans CJK TC" officeooo:rsid="0024befe" style:font-name-asian="Noto Sans CJK TC"/>
    </style:style>
    <style:style style:name="T8" style:family="text">
      <style:text-properties officeooo:rsid="003e3adc"/>
    </style:style>
    <style:style style:name="T9" style:family="text">
      <style:text-properties officeooo:rsid="0042406f"/>
    </style:style>
    <style:style style:name="T10" style:family="text">
      <style:text-properties officeooo:rsid="006992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明愛馬鞍山中學曹校長道鑒：</text:h>
      <text:p text:style-name="P2"/>
      <text:p text:style-name="P2">應徵常額數學科教師</text:p>
      <text:p text:style-name="P2"/>
      <text:p text:style-name="P4"/>
      <text:p text:style-name="P4"/>
      <text:p text:style-name="P5"><text:s text:c="2"/>本人於<text:bookmark text:name="1023"/>從明報網頁招聘上，得悉 貴校有意聘請<text:span text:style-name="T2">數學科</text:span>老師，本人對此職位深感興趣，故特來函應徵。</text:p>
      <text:p text:style-name="P3"/>
      <text:p text:style-name="P11"><text:span text:style-name="T4"><text:s text:c="2"/>本人畢業於香港中文大學，主修物理及副修數學，並取得物理哲學碩士學位。此後，出於對利用物理和數學知識幫助社會的興趣，本人前往荷蘭萊頓大學攻讀社會科學博士學位，目前正處在即將畢業的階段。在攻讀博士期間，本人對科普</text:span>教育領域產生了濃厚的興趣<text:span text:style-name="T4">，並開發了一款科普遊戲</text:span><text:span text:style-name="T5">， </text:span><text:span text:style-name="T4">這激發了本人回港從事中學教學並推動科普教育的念頭。</text:span></text:p>
      <text:p text:style-name="P3"/>
      <text:p text:style-name="P6"><text:s text:c="2"/>本人在學術和青少年服務生涯中，經常擔任教學崗位，積累了豐富的教導不同人士的經驗。儘管本人尚未在中學全職教學<text:span text:style-name="T8">，但本人能因應不同學生的需要而設定教學方式的能力，</text:span>相信能夠符合 貴校學生的需求<text:span text:style-name="T8">。尤其是本人在香港基督少年軍的義務工作中，經常需要跟不同階層的中學生建立良好關係並輔導他們的學業</text:span><text:span text:style-name="T9">，相信這些經驗將對本人在 貴校展開教學工作有所幫助。</text:span></text:p>
      <text:p text:style-name="P7"><text:s text:c="2"/></text:p>
      <text:p text:style-name="P12"><text:span text:style-name="T4"><text:s text:c="2"/>雖然學術研究的專業知識跟中學課本知識相距甚遠</text:span><text:span text:style-name="T6">，但學術研究所培養的好奇心、思辨能力和資料收集能力卻能讓人受用終生。因此</text:span><text:span text:style-name="T7">，本人渴望能透過言傳身教，引導學生發展這部份的能力。另外，如果 貴校有需要，本人</text:span>具備的跨學科背景可以為 貴校學生提供兼具趣味性和實用性的課外活動，豐富他們的校園生活的同時，也提升他們的就業競爭力。</text:p>
      <text:p text:style-name="P8"/>
      <text:p text:style-name="P13"><text:span text:style-name="T4"><text:s text:c="2"/>本人從小在教會成長，一直積極參與華人教會和國際教會的聚會。特別是在這幾年的海外求學和生活中，本人對基督教的感受更加深刻。</text:span>這種信仰背景使我能夠以真誠和關懷的態度對待學生，並以基督精神為指引，將愛注入教育工作中。</text:p>
      <text:p text:style-name="P9"/>
      <text:p text:style-name="P10"><text:s text:c="2"/>綜合本人的學歷及經驗，相信正符合 貴校對上述職位的要求。隨函謹附個人英文履歷一份，懇請閱覽。本人目前正在香港完成博士論文，期待待能有機會與 貴校進一步交流。</text:p>
      <text:p text:style-name="P9"/>
      <text:p text:style-name="P4"/>
      <text:p text:style-name="P4"><text:s text:c="2"/>敬祝 <text:line-break/>教安</text:p>
      <text:p text:style-name="P4"/>
      <text:p text:style-name="P4"/>
      <text:p text:style-name="P3">申請人</text:p>
      <text:p text:style-name="P3">賴冠恒 謹啟</text:p>
      <text:p text:style-name="P3">202<text:span text:style-name="T1">4</text:span> 年 <text:span text:style-name="T3">3</text:span>月 <text:span text:style-name="T3">1</text:span>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3:00:13.206897198</meta:creation-date>
    <dc:date>2024-03-04T00:34:00.537057749</dc:date>
    <meta:editing-duration>P1DT17H57M56S</meta:editing-duration>
    <meta:editing-cycles>70</meta:editing-cycles>
    <meta:generator>LibreOffice/7.6.4.1$Linux_X86_64 LibreOffice_project/60$Build-1</meta:generator>
    <meta:print-date>2024-03-04T00:06:17.937419786</meta:print-date>
    <meta:printed-by>PDF files</meta:printed-by>
    <meta:document-statistic meta:table-count="0" meta:image-count="0" meta:object-count="0" meta:page-count="1" meta:paragraph-count="13" meta:word-count="735" meta:character-count="768" meta:non-whitespace-character-count="738"/>
  </office:meta>
</office:document-meta>
</file>